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85cm" fo:min-width="0.135cm"/>
    </style:style>
    <style:style style:name="gr2" style:family="graphic" style:parent-style-name="standard">
      <style:graphic-properties draw:textarea-horizontal-align="justify" draw:textarea-vertical-align="middle" draw:auto-grow-height="false" fo:min-height="0.385cm" fo:min-width="0.13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2.905cm" svg:y="10.5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3.54cm" svg:y="10.525cm">
          <text:p text:style-name="P2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4.175cm" svg:y="10.5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4.81cm" svg:y="10.5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2.905cm" svg:y="11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3.54cm" svg:y="11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4.175cm" svg:y="11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4.81cm" svg:y="11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2.905cm" svg:y="11.7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3.54cm" svg:y="11.7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4.175cm" svg:y="11.795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4.81cm" svg:y="11.7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2.905cm" svg:y="12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3.54cm" svg:y="12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4.175cm" svg:y="12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4.81cm" svg:y="12.4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4-11-27T10:38:28.180532992</meta:creation-date>
    <dc:date>2024-11-27T11:06:10.531154635</dc:date>
    <meta:editing-duration>PT27M42S</meta:editing-duration>
    <meta:editing-cycles>1</meta:editing-cycles>
    <meta:document-statistic meta:object-count="16"/>
    <meta:generator>LibreOffice/7.1.3.2$MacOSX_X86_64 LibreOffice_project/47f78053abe362b9384784d31a6e56f8511eb1c1</meta:generator>
  </office:meta>
</office:document-meta>
</file>